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1d76" officeooo:paragraph-rsid="00061d76"/>
    </style:style>
    <style:style style:name="P2" style:family="paragraph" style:parent-style-name="Standard">
      <style:text-properties officeooo:rsid="00078d21" officeooo:paragraph-rsid="00078d21"/>
    </style:style>
    <style:style style:name="P3" style:family="paragraph" style:parent-style-name="Standard" style:list-style-name="L3">
      <style:text-properties officeooo:paragraph-rsid="000d30da"/>
    </style:style>
    <style:style style:name="P4" style:family="paragraph" style:parent-style-name="Standard" style:list-style-name="L3">
      <style:text-properties officeooo:rsid="00078d21" officeooo:paragraph-rsid="00078d21"/>
    </style:style>
    <style:style style:name="P5" style:family="paragraph" style:parent-style-name="Standard" style:list-style-name="L3">
      <style:text-properties officeooo:rsid="000be806" officeooo:paragraph-rsid="000be806"/>
    </style:style>
    <style:style style:name="P6" style:family="paragraph" style:parent-style-name="Standard" style:list-style-name="L3">
      <style:text-properties officeooo:rsid="0008e7a4" officeooo:paragraph-rsid="0008e7a4"/>
    </style:style>
    <style:style style:name="P7" style:family="paragraph" style:parent-style-name="Standard" style:list-style-name="L3">
      <style:text-properties officeooo:rsid="000adef2" officeooo:paragraph-rsid="000adef2"/>
    </style:style>
    <style:style style:name="P8" style:family="paragraph" style:parent-style-name="Standard" style:list-style-name="L3">
      <style:text-properties officeooo:rsid="00080857" officeooo:paragraph-rsid="00080857"/>
    </style:style>
    <style:style style:name="T1" style:family="text">
      <style:text-properties officeooo:rsid="000d30da"/>
    </style:style>
    <style:style style:name="T2" style:family="text">
      <style:text-properties fo:font-weight="bold"/>
    </style:style>
    <style:style style:name="T3" style:family="text">
      <style:text-properties officeooo:rsid="00078d21"/>
    </style:style>
    <style:style style:name="T4" style:family="text">
      <style:text-properties fo:font-weight="normal" officeooo:rsid="000d30da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dev env:</text:p>
      <text:list xml:id="list3530147628705960128" text:style-name="L3">
        <text:list-item>
          <text:p text:style-name="P4">Install gcc</text:p>
        </text:list-item>
        <text:list-item>
          <text:p text:style-name="P4">install kernel-headers</text:p>
        </text:list-item>
        <text:list-item>
          <text:p text:style-name="P4">Install pip2</text:p>
        </text:list-item>
        <text:list-item>
          <text:p text:style-name="P4">Install django (sudo pip2 install django)</text:p>
        </text:list-item>
        <text:list-item>
          <text:p text:style-name="P5">Install PIL (sudo pip2 install pillow)</text:p>
        </text:list-item>
        <text:list-item>
          <text:p text:style-name="P6">Install captcha (sudo pip2 install <text:s/>django-simple-captcha)</text:p>
        </text:list-item>
        <text:list-item>
          <text:p text:style-name="P7">Install python-dateutil (sudo pip2 install python-dateutil)</text:p>
        </text:list-item>
        <text:list-item>
          <text:p text:style-name="P3"><text:span text:style-name="T3">Install MySqlDb (</text:span><text:span text:style-name="T2"><office:annotation><dc:date>2015-12-13T11:12:41</dc:date><text:list text:style-name=""><text:list-item><text:p>&lt;!--StartFragment--&gt;</text:p></text:list-item></text:list></office:annotation></text:span><text:span text:style-name="T2">python-MySQL-python</text:span><text:span text:style-name="T2"><office:annotation><dc:date>2015-12-13T11:12:41</dc:date><text:list text:continue-numbering="true" text:style-name=""><text:list-item><text:p>&lt;!--EndFragment--&gt;</text:p></text:list-item></text:list></office:annotation></text:span><text:span text:style-name="T2"> </text:span><text:span text:style-name="T4">in OpenSUSE</text:span><text:span text:style-name="T1">)</text:span></text:p>
        </text:list-item>
        <text:list-item>
          <text:p text:style-name="P8">Install MySQl Workbench</text:p>
        </text:list-item>
        <text:list-item>
          <text:p text:style-name="P8">Install Eclipse</text:p>
        </text:list-item>
        <text:list-item>
          <text:p text:style-name="P8">Install NetBeans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0:29:55.792916695</meta:creation-date>
    <dc:date>2015-12-31T08:33:01.456107382</dc:date>
    <meta:editing-duration>PT1H23M37S</meta:editing-duration>
    <meta:editing-cycles>9</meta:editing-cycles>
    <meta:generator>LibreOffice/4.3.7.2$Linux_x86 LibreOffice_project/430m0$Build-2</meta:generator>
    <meta:document-statistic meta:table-count="0" meta:image-count="0" meta:object-count="0" meta:page-count="1" meta:paragraph-count="12" meta:word-count="57" meta:character-count="387" meta:non-whitespace-character-count="352"/>
  </office:meta>
</office:document-meta>
</file>